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ohit Malayalam" svg:font-family="'Lohit Malayalam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5893" officeooo:paragraph-rsid="001f5893"/>
    </style:style>
    <style:style style:name="P2" style:family="paragraph" style:parent-style-name="Standard">
      <style:paragraph-properties fo:text-align="center" style:justify-single-word="false"/>
      <style:text-properties officeooo:paragraph-rsid="001f5893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3pt" fo:font-weight="normal" officeooo:rsid="001f5893" officeooo:paragraph-rsid="001f5893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reeSans" officeooo:paragraph-rsid="001f5893"/>
    </style:style>
    <style:style style:name="P5" style:family="paragraph" style:parent-style-name="Standard">
      <style:paragraph-properties fo:text-align="start" style:justify-single-word="false"/>
      <style:text-properties style:font-name="FreeSans" officeooo:paragraph-rsid="0022c63a"/>
    </style:style>
    <style:style style:name="P6" style:family="paragraph" style:parent-style-name="Standard">
      <style:paragraph-properties fo:text-align="start" style:justify-single-word="false"/>
      <style:text-properties style:font-name="FreeSans" officeooo:rsid="001f5893" officeooo:paragraph-rsid="001f5893"/>
    </style:style>
    <style:style style:name="P7" style:family="paragraph" style:parent-style-name="Standard">
      <style:paragraph-properties fo:text-align="start" style:justify-single-word="false"/>
      <style:text-properties style:font-name="FreeSans" officeooo:rsid="001f5893" officeooo:paragraph-rsid="0022c63a"/>
    </style:style>
    <style:style style:name="P8" style:family="paragraph" style:parent-style-name="Standard">
      <style:paragraph-properties fo:text-align="start" style:justify-single-word="false"/>
      <style:text-properties style:font-name="FreeSans" fo:font-weight="bold" officeooo:rsid="0020a8a7" officeooo:paragraph-rsid="0022390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ans" officeooo:paragraph-rsid="0022c63a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15pt" style:text-underline-style="solid" style:text-underline-width="auto" style:text-underline-color="font-color" fo:font-weight="bold" officeooo:rsid="001f5893" officeooo:paragraph-rsid="0022c63a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22c63a" officeooo:paragraph-rsid="0022c63a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20a8a7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2390b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22c63a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f8c9e" officeooo:paragraph-rsid="00249773" style:font-size-asian="12pt" style:font-weight-asian="bold" style:font-size-complex="12pt" style:font-weight-complex="bold"/>
    </style:style>
    <style:style style:name="T1" style:family="text">
      <style:text-properties officeooo:rsid="001f5893"/>
    </style:style>
    <style:style style:name="T2" style:family="text">
      <style:text-properties fo:font-size="13pt" fo:font-weight="normal" officeooo:rsid="001f5893" style:font-size-asian="11.3500003814697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1f5893" style:font-size-asian="11.3500003814697pt" style:font-weight-asian="normal" style:font-size-complex="13pt" style:font-weight-complex="normal"/>
    </style:style>
    <style:style style:name="T4" style:family="text">
      <style:text-properties fo:font-weight="bold" officeooo:rsid="0020a8a7" style:font-weight-asian="bold" style:font-weight-complex="bold"/>
    </style:style>
    <style:style style:name="T5" style:family="text">
      <style:text-properties fo:font-size="15pt" fo:font-weight="bold" officeooo:rsid="001f5893" style:font-size-asian="15pt" style:font-weight-asian="bold" style:font-size-complex="15pt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bold" officeooo:rsid="001f5893" style:font-size-asian="15pt" style:font-weight-asian="bold" style:font-size-complex="15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officeooo:rsid="0022390b" style:font-size-asian="15pt" style:font-weight-asian="bold" style:font-size-complex="15pt" style:font-weight-complex="bold"/>
    </style:style>
    <style:style style:name="T8" style:family="text">
      <style:text-properties fo:font-size="15pt" style:text-underline-style="none" fo:font-weight="normal" officeooo:rsid="001f5893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none" fo:font-weight="bold" officeooo:rsid="0022c63a" style:font-size-asian="15pt" style:font-weight-asian="bold" style:font-size-complex="15pt" style:font-weight-complex="bold"/>
    </style:style>
    <style:style style:name="T10" style:family="text">
      <style:text-properties fo:font-weight="normal" officeooo:rsid="001f5893" style:font-weight-asian="normal" style:font-weight-complex="normal"/>
    </style:style>
    <style:style style:name="T11" style:family="text">
      <style:text-properties officeooo:rsid="0020a8a7"/>
    </style:style>
    <style:style style:name="T12" style:family="text">
      <style:text-properties fo:font-size="12pt" fo:font-weight="normal" officeooo:rsid="001f5893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bold" officeooo:rsid="0022c63a" style:font-size-asian="12pt" style:font-weight-asian="bold" style:font-size-complex="12pt" style:font-weight-complex="bold"/>
    </style:style>
    <style:style style:name="T14" style:family="text">
      <style:text-properties fo:font-size="12pt" style:text-underline-style="none" fo:font-weight="normal" officeooo:rsid="001f5893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22c63a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1f5893" style:font-size-asian="10.5pt" style:font-weight-asian="normal" style:font-size-complex="12pt" style:font-weight-complex="normal"/>
    </style:style>
    <style:style style:name="T17" style:family="text">
      <style:text-properties officeooo:rsid="0022c63a"/>
    </style:style>
    <style:style style:name="T18" style:family="text">
      <style:text-properties style:font-name="Chandas" fo:font-size="15pt" style:text-underline-style="solid" style:text-underline-width="auto" style:text-underline-color="font-color" fo:font-weight="bold" officeooo:rsid="001f5893" style:font-size-asian="15pt" style:font-weight-asian="bold" style:font-size-complex="15pt" style:font-weight-complex="bold"/>
    </style:style>
    <style:style style:name="T19" style:family="text">
      <style:text-properties style:font-name="FreeSans"/>
    </style:style>
    <style:style style:name="T20" style:family="text">
      <style:text-properties style:font-name="FreeSans" officeooo:rsid="0020a8a7"/>
    </style:style>
    <style:style style:name="T21" style:family="text">
      <style:text-properties style:font-name="FreeSans" officeooo:rsid="0022c63a"/>
    </style:style>
    <style:style style:name="T22" style:family="text">
      <style:text-properties style:font-name="FreeSans" fo:font-size="12pt" style:text-underline-style="none" fo:font-weight="bold" officeooo:rsid="0022c63a" style:font-size-asian="10.5pt" style:font-weight-asian="bold" style:font-size-complex="12pt" style:font-weight-complex="bold"/>
    </style:style>
    <style:style style:name="T23" style:family="text">
      <style:text-properties style:font-name="FreeSans" fo:font-size="12pt" style:text-underline-style="none" fo:font-weight="bold" officeooo:rsid="001f5893" style:font-size-asian="10.5pt" style:font-weight-asian="bold" style:font-size-complex="12pt" style:font-weight-complex="bold"/>
    </style:style>
    <style:style style:name="T24" style:family="text">
      <style:text-properties style:font-name="FreeSans" fo:font-size="12pt" style:text-underline-style="none" fo:font-weight="normal" officeooo:rsid="001f5893" style:font-size-asian="10.5pt" style:font-weight-asian="normal" style:font-size-complex="12pt" style:font-weight-complex="normal"/>
    </style:style>
    <style:style style:name="T25" style:family="text">
      <style:text-properties style:font-name="FreeSans" fo:font-size="12pt" style:text-underline-style="none" fo:font-weight="normal" officeooo:rsid="0022c63a" style:font-size-asian="10.5pt" style:font-weight-asian="normal" style:font-size-complex="12pt" style:font-weight-complex="normal"/>
    </style:style>
    <style:style style:name="T26" style:family="text">
      <style:text-properties style:font-name="FreeSans" fo:font-size="12pt" fo:font-weight="bold" officeooo:rsid="001f8c9e" style:font-size-asian="12pt" style:font-weight-asian="bold" style:font-size-complex="12pt" style:font-weight-complex="bold"/>
    </style:style>
    <style:style style:name="T27" style:family="text">
      <style:text-properties style:font-name="FreeSans" fo:font-size="12pt" fo:font-weight="bold" officeooo:rsid="001f5893" style:font-size-asian="12pt" style:font-weight-asian="bold" style:font-size-complex="12pt" style:font-weight-complex="bold"/>
    </style:style>
    <style:style style:name="T28" style:family="text">
      <style:text-properties style:font-name="FreeSans" fo:font-size="12pt" fo:font-weight="normal" officeooo:rsid="001f5893" style:font-size-asian="12pt" style:font-weight-asian="normal" style:font-size-complex="12pt" style:font-weight-complex="normal"/>
    </style:style>
    <style:style style:name="T29" style:family="text">
      <style:text-properties style:font-name="FreeSans" fo:font-size="12pt" fo:font-weight="normal" officeooo:rsid="0022390b" style:font-size-asian="12pt" style:font-weight-asian="normal" style:font-size-complex="12pt" style:font-weight-complex="normal"/>
    </style:style>
    <style:style style:name="T30" style:family="text">
      <style:text-properties style:font-name="FreeSans" fo:font-weight="bold" officeooo:rsid="001f5893" style:font-weight-asian="bold" style:font-weight-complex="bold"/>
    </style:style>
    <style:style style:name="T31" style:family="text">
      <style:text-properties style:font-name="FreeSans" fo:font-weight="bold" officeooo:rsid="001f8c9e" style:font-weight-asian="bold" style:font-weight-complex="bold"/>
    </style:style>
    <style:style style:name="T32" style:family="text">
      <style:text-properties style:font-name="FreeSans" fo:font-weight="bold" officeooo:rsid="0020a8a7" style:font-weight-asian="bold" style:font-weight-complex="bold"/>
    </style:style>
    <style:style style:name="T33" style:family="text">
      <style:text-properties style:font-name="FreeSans" fo:font-weight="bold" officeooo:rsid="0022390b" style:font-weight-asian="bold" style:font-weight-complex="bold"/>
    </style:style>
    <style:style style:name="T34" style:family="text">
      <style:text-properties style:font-name="FreeSans" officeooo:rsid="001f5893"/>
    </style:style>
    <style:style style:name="T35" style:family="text">
      <style:text-properties style:font-name="FreeSans" fo:font-weight="normal" officeooo:rsid="001f5893" style:font-weight-asian="normal" style:font-weight-complex="normal"/>
    </style:style>
    <style:style style:name="T36" style:family="text">
      <style:text-properties style:font-name="FreeSans" fo:font-weight="normal" officeooo:rsid="001f8c9e" style:font-weight-asian="normal" style:font-weight-complex="normal"/>
    </style:style>
    <style:style style:name="T37" style:family="text">
      <style:text-properties style:font-name="FreeSans" fo:font-weight="normal" officeooo:rsid="0020a8a7" style:font-weight-asian="normal" style:font-weight-complex="normal"/>
    </style:style>
    <style:style style:name="T38" style:family="text">
      <style:text-properties style:font-name="FreeSans" fo:font-weight="normal" officeooo:rsid="0022390b" style:font-weight-asian="normal" style:font-weight-complex="normal"/>
    </style:style>
    <style:style style:name="T39" style:family="text">
      <style:text-properties officeooo:rsid="00249773"/>
    </style:style>
    <style:style style:name="T40" style:family="text">
      <style:text-properties style:font-name="FreeSans" officeooo:rsid="00249773"/>
    </style:style>
    <style:style style:name="T41" style:family="text">
      <style:text-properties style:font-name="FreeSans" fo:font-size="10pt" officeooo:rsid="00249773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8">Django Live Server Credentials</text:span><text:span text:style-name="T5"><text:line-break/></text:span></text:p>
      <text:p text:style-name="P15"><text:span text:style-name="T11"><text:s text:c="6"/></text:span><text:span text:style-name="T19">Cafeteria Portal, <text:s/>ATS-MIS, <text:s/>CampusERP-MIS </text:span><text:span text:style-name="T20">and </text:span><text:span text:style-name="T19">ATS Asset Mail Approval . </text:span><text:span text:style-name="T20">This Four project working under this </text:span><text:span text:style-name="T21">Live</text:span><text:span text:style-name="T20"> server</text:span><text:span text:style-name="T11"> <text:s/></text:span></text:p>
      <text:p text:style-name="P15"><text:span text:style-name="T11"><text:line-break/></text:span><text:span text:style-name="T41">#NOTE : VPN Is must. it should be on. Then only Live server and Live database works fine</text:span></text:p>
      <text:p text:style-name="P15"><text:span text:style-name="T40"/></text:p>
      <text:p text:style-name="P3">User <text:s text:c="8"/>: <text:s/>opensource</text:p>
      <text:p text:style-name="P4"><text:span text:style-name="T2">Password : <text:s/></text:span>KG123isl(543)%</text:p>
      <text:p text:style-name="P4"><text:span text:style-name="T2">Host <text:s text:c="8"/>: </text:span>172.50.8.75</text:p>
      <text:p text:style-name="P6">Port <text:s text:c="10"/>: <text:s/>2299</text:p>
      <text:p text:style-name="P4"><text:span text:style-name="T1">SSH <text:s text:c="9"/>: <text:s/></text:span>ssh opensource@172.50.8.75 -p2299 <text:s/><text:span text:style-name="T1">PWD: <text:s/></text:span>KG123isl(543)%</text:p>
      <text:p text:style-name="P6">SFTP <text:s text:c="7"/>: <text:s/>sftp://172.50.8.75:2299 </text:p>
      <text:p text:style-name="P1"/>
      <text:list xml:id="list1796820165" text:style-name="L1">
        <text:list-item>
          <text:p text:style-name="P12"><text:span text:style-name="T30">Cafeteria Portal</text:span><text:span text:style-name="T34"> </text:span><text:span text:style-name="T30">Details<text:line-break/> <text:s text:c="6"/><text:line-break/> <text:s text:c="9"/>URL <text:s text:c="12"/>: </text:span><text:a xlink:type="simple" xlink:href="http://172.50.8.75:8000/" text:style-name="Internet_20_link" text:visited-style-name="Visited_20_Internet_20_Link"><text:span text:style-name="T35">http://172.50.8.75:8000/</text:span></text:a><text:span text:style-name="T35"><text:line-break/> <text:s text:c="9"/></text:span><text:span text:style-name="T30">Code Path <text:s text:c="3"/>: </text:span><text:span text:style-name="T35">/Django/CMS_Portal<text:line-break/> <text:s text:c="9"/></text:span><text:span text:style-name="T30">DATABASE : </text:span><text:span text:style-name="T31">{ <text:line-break/> <text:s text:c="32"/>database <text:s/>:</text:span><text:span text:style-name="T36"> </text:span><text:span text:style-name="T35">MAIN_CANTEEN_BAKERY,<text:line-break/> <text:s text:c="32"/></text:span><text:span text:style-name="T31">user</text:span><text:span text:style-name="T30"> <text:s text:c="9"/>: </text:span><text:span text:style-name="T36">opensource,<text:line-break/> <text:s text:c="32"/></text:span><text:span text:style-name="T31">password : </text:span><text:span text:style-name="T36">IASerp#123,<text:line-break/> <text:s text:c="32"/></text:span><text:span text:style-name="T31">host <text:s text:c="10"/>: </text:span><text:span text:style-name="T36">172.50.8.73,<text:line-break/> <text:s text:c="32"/></text:span><text:span text:style-name="T31">Port </text:span><text:span text:style-name="T36"><text:s text:c="9"/></text:span><text:span text:style-name="T31">: </text:span><text:span text:style-name="T36">5432</text:span><text:span text:style-name="T35"> </text:span><text:span text:style-name="T31"><text:line-break/> <text:s text:c="54"/>}<text:line-break/> <text:s text:c="10"/></text:span><text:span text:style-name="T30">DATABASE : </text:span><text:span text:style-name="T31">{ <text:line-break/> <text:s text:c="32"/>database <text:s/>:</text:span><text:span text:style-name="T36"> </text:span><text:span text:style-name="T37">CMS_BSS</text:span><text:span text:style-name="T35">,<text:line-break/> <text:s text:c="32"/></text:span><text:span text:style-name="T31">user</text:span><text:span text:style-name="T30"> <text:s text:c="9"/>: </text:span><text:span text:style-name="T36">opensource,<text:line-break/> <text:s text:c="32"/></text:span><text:span text:style-name="T31">password : </text:span><text:span text:style-name="T36">IASerp#123,<text:line-break/> <text:s text:c="32"/></text:span><text:span text:style-name="T31">host <text:s text:c="10"/>: </text:span><text:span text:style-name="T36">172.50.8.73,<text:line-break/> <text:s text:c="32"/></text:span><text:span text:style-name="T31">Port </text:span><text:span text:style-name="T36"><text:s text:c="9"/></text:span><text:span text:style-name="T31">: </text:span><text:span text:style-name="T36">5432</text:span><text:span text:style-name="T35"> </text:span><text:span text:style-name="T31"><text:line-break/> <text:s text:c="54"/>}</text:span></text:p>
        </text:list-item>
        <text:list-item>
          <text:p text:style-name="P13"><text:span text:style-name="T32">ATS-MIS Details<text:line-break/><text:line-break/> <text:s text:c="9"/></text:span><text:span text:style-name="T30">URL <text:s text:c="12"/>: </text:span><text:a xlink:type="simple" xlink:href="http://172.50.8.75:8000/" text:style-name="Internet_20_link" text:visited-style-name="Visited_20_Internet_20_Link"><text:span text:style-name="T35">http://172.50.8.75:800</text:span></text:a><text:a xlink:type="simple" xlink:href="http://172.50.8.75:8000/" text:style-name="Internet_20_link" text:visited-style-name="Visited_20_Internet_20_Link"><text:span text:style-name="T37">2</text:span></text:a><text:a xlink:type="simple" xlink:href="http://172.50.8.75:8000/" text:style-name="Internet_20_link" text:visited-style-name="Visited_20_Internet_20_Link"><text:span text:style-name="T35">/</text:span></text:a><text:span text:style-name="T35"><text:line-break/> <text:s text:c="9"/></text:span><text:span text:style-name="T30">Code Path <text:s text:c="3"/>: </text:span><text:span text:style-name="T35">/Django/ATS-MIS<text:line-break/> <text:s text:c="9"/></text:span><text:span text:style-name="T30">DATABASE : </text:span><text:span text:style-name="T31">{ <text:line-break/> <text:s text:c="32"/>database <text:s/>:</text:span><text:span text:style-name="T36"> </text:span><text:span text:style-name="T37">ATS</text:span><text:span text:style-name="T35">,<text:line-break/> <text:s text:c="32"/></text:span><text:span text:style-name="T31">user</text:span><text:span text:style-name="T30"> <text:s text:c="9"/>: </text:span><text:span text:style-name="T36">opensource,<text:line-break/> <text:s text:c="32"/></text:span><text:span text:style-name="T31">password : </text:span><text:span text:style-name="T36">IASerp#123,<text:line-break/> <text:s text:c="32"/></text:span><text:span text:style-name="T31">host <text:s text:c="10"/>: </text:span><text:span text:style-name="T36">172.50.8.7</text:span><text:span text:style-name="T37">2</text:span><text:span text:style-name="T36">,<text:line-break/> <text:s text:c="32"/></text:span><text:span text:style-name="T31">Port </text:span><text:span text:style-name="T36"><text:s text:c="9"/></text:span><text:span text:style-name="T31">: </text:span><text:span text:style-name="T36">5432</text:span><text:span text:style-name="T35"> </text:span><text:span text:style-name="T31"><text:line-break/> <text:s text:c="54"/>}</text:span></text:p>
        </text:list-item>
        <text:list-item>
          <text:p text:style-name="P13"><text:span text:style-name="T33">CampusERP-MIS Details<text:line-break/><text:line-break/> <text:s text:c="9"/></text:span><text:span text:style-name="T30">URL <text:s text:c="12"/>: </text:span><text:a xlink:type="simple" xlink:href="http://172.50.8.75:8000/" text:style-name="Internet_20_link" text:visited-style-name="Visited_20_Internet_20_Link"><text:span text:style-name="T35">http://172.50.8.75:800</text:span></text:a><text:a xlink:type="simple" xlink:href="http://172.50.8.75:8000/" text:style-name="Internet_20_link" text:visited-style-name="Visited_20_Internet_20_Link"><text:span text:style-name="T38">3</text:span></text:a><text:a xlink:type="simple" xlink:href="http://172.50.8.75:8000/" text:style-name="Internet_20_link" text:visited-style-name="Visited_20_Internet_20_Link"><text:span text:style-name="T35">/</text:span></text:a><text:span text:style-name="T35"><text:line-break/> <text:s text:c="9"/></text:span><text:span text:style-name="T30">Code Path <text:s text:c="3"/>: </text:span><text:span text:style-name="T35">/Django/CampusERP-MIS<text:line-break/> <text:s text:c="9"/></text:span><text:span text:style-name="T30">DATABASE : </text:span><text:span text:style-name="T31">{ <text:line-break/> <text:s text:c="32"/>database <text:s/>:</text:span><text:span text:style-name="T36"> </text:span><text:span text:style-name="T38">KGISL_ERP</text:span><text:span text:style-name="T35">,<text:line-break/> <text:s text:c="32"/></text:span><text:span text:style-name="T31">user</text:span><text:span text:style-name="T30"> <text:s text:c="9"/>: </text:span><text:span text:style-name="T36">opensource,<text:line-break/> <text:s text:c="32"/></text:span><text:span text:style-name="T31">password : </text:span><text:span text:style-name="T38">kgisl123</text:span><text:span text:style-name="T36">,<text:line-break/> <text:s text:c="32"/></text:span><text:span text:style-name="T31">host <text:s text:c="10"/>: </text:span><text:span text:style-name="T36">1</text:span><text:span text:style-name="T38">92</text:span><text:span text:style-name="T36">.</text:span><text:span text:style-name="T38">168</text:span><text:span text:style-name="T36">.</text:span><text:span text:style-name="T38">198</text:span><text:span text:style-name="T36">.</text:span><text:span text:style-name="T38">32</text:span><text:span text:style-name="T36">,<text:line-break/></text:span><text:soft-page-break/><text:span text:style-name="T36"> <text:s text:c="32"/></text:span><text:span text:style-name="T31">Port </text:span><text:span text:style-name="T36"><text:s text:c="9"/></text:span><text:span text:style-name="T31">: </text:span><text:span text:style-name="T36">5432</text:span><text:span text:style-name="T35"> </text:span><text:span text:style-name="T31"><text:line-break/> <text:s text:c="54"/>}</text:span></text:p>
        </text:list-item>
        <text:list-item>
          <text:p text:style-name="P13"><text:span text:style-name="T26">ATS Asset Mail Approval<text:line-break/><text:line-break/> <text:s text:c="9"/></text:span><text:span text:style-name="T27">URL <text:s text:c="12"/>: </text:span><text:a xlink:type="simple" xlink:href="http://172.50.8.75:8000/" text:style-name="Internet_20_link" text:visited-style-name="Visited_20_Internet_20_Link"><text:span text:style-name="T28">http://172.50.8.75:800</text:span></text:a><text:a xlink:type="simple" xlink:href="http://172.50.8.75:8000/" text:style-name="Internet_20_link" text:visited-style-name="Visited_20_Internet_20_Link"><text:span text:style-name="T29">1</text:span></text:a><text:a xlink:type="simple" xlink:href="http://172.50.8.75:8000/" text:style-name="Internet_20_link" text:visited-style-name="Visited_20_Internet_20_Link"><text:span text:style-name="T28">/</text:span></text:a><text:span text:style-name="T28"><text:line-break/> <text:s text:c="9"/></text:span><text:span text:style-name="T27">Code Path <text:s text:c="3"/>: </text:span><text:span text:style-name="T28">/Django/Mail_Approval<text:line-break/> <text:s text:c="9"/></text:span></text:p>
        </text:list-item>
      </text:list>
      <text:p text:style-name="P8">------------------------------------------------------------------------------------------------------------------------</text:p>
      <text:p text:style-name="P8"/>
      <text:p text:style-name="P9"><text:span text:style-name="T6">Django </text:span><text:span text:style-name="T7">UAT</text:span><text:span text:style-name="T6"> Server Credentials</text:span></text:p>
      <text:p text:style-name="P10"/>
      <text:p text:style-name="P5"><text:span text:style-name="T9"><text:s text:c="3"/></text:span><text:span text:style-name="T13">Code Audit Project working under this UAT Server<text:line-break/></text:span><text:span text:style-name="T6"><text:line-break/></text:span><text:span text:style-name="T8"> <text:s/></text:span><text:span text:style-name="T3">User <text:s text:c="8"/>: <text:s/>opensource</text:span></text:p>
      <text:p text:style-name="P5"><text:span text:style-name="T2"><text:s text:c="2"/>Password : <text:s/></text:span><text:span text:style-name="T12">KG123iSL(626)*</text:span></text:p>
      <text:p text:style-name="P5"><text:span text:style-name="T2"><text:s text:c="2"/>Host <text:s text:c="8"/>: </text:span>172.50.8.7<text:span text:style-name="T17">7</text:span></text:p>
      <text:p text:style-name="P7"><text:s text:c="2"/>Port <text:s text:c="10"/>: <text:s/>2<text:span text:style-name="T17">301</text:span></text:p>
      <text:p text:style-name="P5"><text:span text:style-name="T1"><text:s text:c="2"/>SSH <text:s text:c="9"/>: <text:s/></text:span>ssh opensource@172.50.8.77 -p2301 <text:s/><text:span text:style-name="T1">PWD: <text:s/></text:span><text:span text:style-name="T12">KG123iSL(626)*</text:span></text:p>
      <text:p text:style-name="P5"><text:span text:style-name="T8"><text:s text:c="2"/></text:span><text:span text:style-name="T14">SFTP</text:span><text:span text:style-name="T8"> <text:s text:c="5"/>: <text:s/></text:span><text:span text:style-name="T14">sftp://172.50.8.7</text:span><text:span text:style-name="T15">7</text:span><text:span text:style-name="T14">:2</text:span><text:span text:style-name="T15">301</text:span></text:p>
      <text:p text:style-name="P11"/>
      <text:list xml:id="list1968150768" text:style-name="L2">
        <text:list-item>
          <text:p text:style-name="P14"><text:span text:style-name="T22">Code Audit Details<text:line-break/><text:line-break/> <text:s text:c="9"/></text:span><text:span text:style-name="T23">URL <text:s text:c="12"/>: </text:span><text:a xlink:type="simple" xlink:href="http://172.50.8.75:8000/" text:style-name="Internet_20_link" text:visited-style-name="Visited_20_Internet_20_Link"><text:span text:style-name="T24">http://172.50.8.7</text:span></text:a><text:a xlink:type="simple" xlink:href="http://172.50.8.75:8000/" text:style-name="Internet_20_link" text:visited-style-name="Visited_20_Internet_20_Link"><text:span text:style-name="T25">7</text:span></text:a><text:a xlink:type="simple" xlink:href="http://172.50.8.75:8000/" text:style-name="Internet_20_link" text:visited-style-name="Visited_20_Internet_20_Link"><text:span text:style-name="T24">:800</text:span></text:a><text:a xlink:type="simple" xlink:href="http://172.50.8.75:8000/" text:style-name="Internet_20_link" text:visited-style-name="Visited_20_Internet_20_Link"><text:span text:style-name="T25">0</text:span></text:a><text:a xlink:type="simple" xlink:href="http://172.50.8.75:8000/" text:style-name="Internet_20_link" text:visited-style-name="Visited_20_Internet_20_Link">/</text:a><text:span text:style-name="T24"><text:line-break/> <text:s text:c="9"/></text:span><text:span text:style-name="T23">Code Path <text:s text:c="3"/>: </text:span><text:span text:style-name="T24">/Django/Code_Audit</text:span><text:span text:style-name="T16"><text:line-break/> <text:s text:c="9"/></text:span><text:span text:style-name="T6"><text:line-break/></text:span><text:span text:style-name="T4"><text:line-break/> <text:s/><text:line-break/><text:line-break/></text:span><text:span text:style-name="T6"><text:line-break/><text:line-break/></text:span><text:span text:style-name="T4"><text:line-break/></text:span><text:span text:style-name="T10"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ohit Malayalam" svg:font-family="'Lohit Malayalam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6T14:47:33.663228982</meta:creation-date>
    <dc:date>2023-11-16T16:52:28.781651889</dc:date>
    <meta:editing-duration>PT1H18M3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227" meta:character-count="3015" meta:non-whitespace-character-count="1426"/>
  </office:meta>
</office:document-meta>
</file>